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0y-128ts-128ep-128n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Pred acc</text:p>
          </table:table-cell>
          <table:table-cell>
            <draw:frame table:end-cell-address="'10y-128ts-128ep-128n'.K19" table:end-x="1.338cm" table:end-y="0.292cm" draw:z-index="0" draw:style-name="gr1" draw:text-style-name="P1" svg:width="14.786cm" svg:height="8.34cm" svg:x="0.101cm" svg:y="0.1cm">
              <draw:object draw:notify-on-update-of-ranges="'10y-128ts-128ep-128n'.B1:'10y-128ts-128ep-128n'.B1 '10y-128ts-128ep-128n'.B2:'10y-128ts-128ep-128n'.B30 '10y-128ts-128ep-128n'.C1:'10y-128ts-128ep-128n'.C1 '10y-128ts-128ep-128n'.C2:'10y-128ts-128ep-128n'.C30 '10y-128ts-128ep-128n'.D1:'10y-128ts-128ep-128n'.D1 '10y-128ts-128ep-128n'.D2:'10y-128ts-128ep-128n'.D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2">
          <table:table-cell table:style-name="ce1" office:value-type="string">
            <text:p>2018-01-02</text:p>
          </table:table-cell>
          <table:table-cell office:value-type="float" office:value="3.5325">
            <text:p>3.5325</text:p>
          </table:table-cell>
          <table:table-cell table:number-columns-repeated="2" office:value-type="float" office:value="3.59322">
            <text:p>3.59322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03</text:p>
          </table:table-cell>
          <table:table-cell office:value-type="float" office:value="3.53">
            <text:p>3.53</text:p>
          </table:table-cell>
          <table:table-cell office:value-type="float" office:value="3.61274">
            <text:p>3.61274</text:p>
          </table:table-cell>
          <table:table-cell office:value-type="float" office:value="3.66102">
            <text:p>3.66102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04</text:p>
          </table:table-cell>
          <table:table-cell office:value-type="float" office:value="3.51">
            <text:p>3.51</text:p>
          </table:table-cell>
          <table:table-cell office:value-type="float" office:value="3.60978">
            <text:p>3.60978</text:p>
          </table:table-cell>
          <table:table-cell office:value-type="float" office:value="3.71079">
            <text:p>3.71079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05</text:p>
          </table:table-cell>
          <table:table-cell office:value-type="float" office:value="3.5125">
            <text:p>3.5125</text:p>
          </table:table-cell>
          <table:table-cell office:value-type="float" office:value="3.59569">
            <text:p>3.59569</text:p>
          </table:table-cell>
          <table:table-cell office:value-type="float" office:value="3.74894">
            <text:p>3.7489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08</text:p>
          </table:table-cell>
          <table:table-cell office:value-type="float" office:value="3.4725">
            <text:p>3.4725</text:p>
          </table:table-cell>
          <table:table-cell office:value-type="float" office:value="3.59879">
            <text:p>3.59879</text:p>
          </table:table-cell>
          <table:table-cell office:value-type="float" office:value="3.78024">
            <text:p>3.7802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09</text:p>
          </table:table-cell>
          <table:table-cell office:value-type="float" office:value="3.49">
            <text:p>3.49</text:p>
          </table:table-cell>
          <table:table-cell office:value-type="float" office:value="3.56896">
            <text:p>3.56896</text:p>
          </table:table-cell>
          <table:table-cell office:value-type="float" office:value="3.8089">
            <text:p>3.8089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10</text:p>
          </table:table-cell>
          <table:table-cell office:value-type="float" office:value="3.49">
            <text:p>3.49</text:p>
          </table:table-cell>
          <table:table-cell office:value-type="float" office:value="3.58365">
            <text:p>3.58365</text:p>
          </table:table-cell>
          <table:table-cell office:value-type="float" office:value="3.83574">
            <text:p>3.8357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11</text:p>
          </table:table-cell>
          <table:table-cell office:value-type="float" office:value="3.4875">
            <text:p>3.4875</text:p>
          </table:table-cell>
          <table:table-cell office:value-type="float" office:value="3.58094">
            <text:p>3.58094</text:p>
          </table:table-cell>
          <table:table-cell office:value-type="float" office:value="3.86091">
            <text:p>3.8609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12</text:p>
          </table:table-cell>
          <table:table-cell office:value-type="float" office:value="3.4625">
            <text:p>3.4625</text:p>
          </table:table-cell>
          <table:table-cell office:value-type="float" office:value="3.57905">
            <text:p>3.57905</text:p>
          </table:table-cell>
          <table:table-cell office:value-type="float" office:value="3.88467">
            <text:p>3.88467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16</text:p>
          </table:table-cell>
          <table:table-cell office:value-type="float" office:value="3.4825">
            <text:p>3.4825</text:p>
          </table:table-cell>
          <table:table-cell office:value-type="float" office:value="3.5597">
            <text:p>3.5597</text:p>
          </table:table-cell>
          <table:table-cell office:value-type="float" office:value="3.90744">
            <text:p>3.9074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17</text:p>
          </table:table-cell>
          <table:table-cell office:value-type="float" office:value="3.53">
            <text:p>3.53</text:p>
          </table:table-cell>
          <table:table-cell office:value-type="float" office:value="3.57564">
            <text:p>3.57564</text:p>
          </table:table-cell>
          <table:table-cell office:value-type="float" office:value="3.92956">
            <text:p>3.92956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18</text:p>
          </table:table-cell>
          <table:table-cell office:value-type="float" office:value="3.515">
            <text:p>3.515</text:p>
          </table:table-cell>
          <table:table-cell office:value-type="float" office:value="3.61003">
            <text:p>3.61003</text:p>
          </table:table-cell>
          <table:table-cell office:value-type="float" office:value="3.95121">
            <text:p>3.9512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19</text:p>
          </table:table-cell>
          <table:table-cell office:value-type="float" office:value="3.525">
            <text:p>3.525</text:p>
          </table:table-cell>
          <table:table-cell office:value-type="float" office:value="3.59648">
            <text:p>3.59648</text:p>
          </table:table-cell>
          <table:table-cell office:value-type="float" office:value="3.97241">
            <text:p>3.9724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22</text:p>
          </table:table-cell>
          <table:table-cell office:value-type="float" office:value="3.52">
            <text:p>3.52</text:p>
          </table:table-cell>
          <table:table-cell office:value-type="float" office:value="3.60589">
            <text:p>3.60589</text:p>
          </table:table-cell>
          <table:table-cell office:value-type="float" office:value="3.99305">
            <text:p>3.9930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23</text:p>
          </table:table-cell>
          <table:table-cell office:value-type="float" office:value="3.5125">
            <text:p>3.5125</text:p>
          </table:table-cell>
          <table:table-cell office:value-type="float" office:value="3.60195">
            <text:p>3.60195</text:p>
          </table:table-cell>
          <table:table-cell office:value-type="float" office:value="4.01303">
            <text:p>4.01303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24</text:p>
          </table:table-cell>
          <table:table-cell office:value-type="float" office:value="3.565">
            <text:p>3.565</text:p>
          </table:table-cell>
          <table:table-cell office:value-type="float" office:value="3.59764">
            <text:p>3.59764</text:p>
          </table:table-cell>
          <table:table-cell office:value-type="float" office:value="4.03221">
            <text:p>4.0322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25</text:p>
          </table:table-cell>
          <table:table-cell office:value-type="float" office:value="3.5525">
            <text:p>3.5525</text:p>
          </table:table-cell>
          <table:table-cell office:value-type="float" office:value="3.63834">
            <text:p>3.63834</text:p>
          </table:table-cell>
          <table:table-cell office:value-type="float" office:value="4.05051">
            <text:p>4.05051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26</text:p>
          </table:table-cell>
          <table:table-cell office:value-type="float" office:value="3.565">
            <text:p>3.565</text:p>
          </table:table-cell>
          <table:table-cell office:value-type="float" office:value="3.62649">
            <text:p>3.62649</text:p>
          </table:table-cell>
          <table:table-cell office:value-type="float" office:value="4.06783">
            <text:p>4.06783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29</text:p>
          </table:table-cell>
          <table:table-cell office:value-type="float" office:value="3.5875">
            <text:p>3.5875</text:p>
          </table:table-cell>
          <table:table-cell office:value-type="float" office:value="3.63851">
            <text:p>3.63851</text:p>
          </table:table-cell>
          <table:table-cell office:value-type="float" office:value="4.08415">
            <text:p>4.0841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30</text:p>
          </table:table-cell>
          <table:table-cell office:value-type="float" office:value="3.615">
            <text:p>3.615</text:p>
          </table:table-cell>
          <table:table-cell office:value-type="float" office:value="3.65597">
            <text:p>3.65597</text:p>
          </table:table-cell>
          <table:table-cell office:value-type="float" office:value="4.09944">
            <text:p>4.0994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1-31</text:p>
          </table:table-cell>
          <table:table-cell office:value-type="float" office:value="3.615">
            <text:p>3.615</text:p>
          </table:table-cell>
          <table:table-cell office:value-type="float" office:value="3.67853">
            <text:p>3.67853</text:p>
          </table:table-cell>
          <table:table-cell office:value-type="float" office:value="4.1137">
            <text:p>4.1137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2-01</text:p>
          </table:table-cell>
          <table:table-cell office:value-type="float" office:value="3.6175">
            <text:p>3.6175</text:p>
          </table:table-cell>
          <table:table-cell office:value-type="float" office:value="3.67887">
            <text:p>3.67887</text:p>
          </table:table-cell>
          <table:table-cell office:value-type="float" office:value="4.12694">
            <text:p>4.1269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2-02</text:p>
          </table:table-cell>
          <table:table-cell office:value-type="float" office:value="3.615">
            <text:p>3.615</text:p>
          </table:table-cell>
          <table:table-cell office:value-type="float" office:value="3.68315">
            <text:p>3.68315</text:p>
          </table:table-cell>
          <table:table-cell office:value-type="float" office:value="4.13919">
            <text:p>4.13919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2-05</text:p>
          </table:table-cell>
          <table:table-cell office:value-type="float" office:value="3.5875">
            <text:p>3.5875</text:p>
          </table:table-cell>
          <table:table-cell office:value-type="float" office:value="3.68302">
            <text:p>3.68302</text:p>
          </table:table-cell>
          <table:table-cell office:value-type="float" office:value="4.15049">
            <text:p>4.15049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2-06</text:p>
          </table:table-cell>
          <table:table-cell office:value-type="float" office:value="3.635">
            <text:p>3.635</text:p>
          </table:table-cell>
          <table:table-cell office:value-type="float" office:value="3.66402">
            <text:p>3.66402</text:p>
          </table:table-cell>
          <table:table-cell office:value-type="float" office:value="4.16086">
            <text:p>4.16086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2-07</text:p>
          </table:table-cell>
          <table:table-cell office:value-type="float" office:value="3.6525">
            <text:p>3.6525</text:p>
          </table:table-cell>
          <table:table-cell office:value-type="float" office:value="3.70321">
            <text:p>3.70321</text:p>
          </table:table-cell>
          <table:table-cell office:value-type="float" office:value="4.17034">
            <text:p>4.17034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2-08</text:p>
          </table:table-cell>
          <table:table-cell office:value-type="float" office:value="3.6575">
            <text:p>3.6575</text:p>
          </table:table-cell>
          <table:table-cell office:value-type="float" office:value="3.71493">
            <text:p>3.71493</text:p>
          </table:table-cell>
          <table:table-cell office:value-type="float" office:value="4.17897">
            <text:p>4.17897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2-09</text:p>
          </table:table-cell>
          <table:table-cell office:value-type="float" office:value="3.62">
            <text:p>3.62</text:p>
          </table:table-cell>
          <table:table-cell office:value-type="float" office:value="3.71975">
            <text:p>3.71975</text:p>
          </table:table-cell>
          <table:table-cell office:value-type="float" office:value="4.1868">
            <text:p>4.1868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018-02-12</text:p>
          </table:table-cell>
          <table:table-cell office:value-type="float" office:value="3.67">
            <text:p>3.67</text:p>
          </table:table-cell>
          <table:table-cell office:value-type="float" office:value="3.69221">
            <text:p>3.69221</text:p>
          </table:table-cell>
          <table:table-cell office:value-type="float" office:value="4.19385">
            <text:p>4.19385</text:p>
          </table:table-cell>
          <table:table-cell table:number-columns-repeated="7"/>
        </table:table-row>
        <table:table-row table:style-name="ro2" table:number-rows-repeated="98">
          <table:table-cell table:number-columns-repeated="11"/>
        </table:table-row>
        <table:table-row table:style-name="ro2">
          <table:table-cell table:number-columns-repeated="10"/>
          <table:table-cell office:value-type="string">
            <text:p>XX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18/02/2018</text:date>, <text:time>12:0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SARAIVA</meta:initial-creator>
    <meta:creation-date>2018-02-16T23:20:28.94</meta:creation-date>
    <dc:date>2018-02-18T12:03:52.88</dc:date>
    <dc:creator>SERGIO SARAIVA</dc:creator>
    <meta:editing-duration>PT8H7M48S</meta:editing-duration>
    <meta:editing-cycles>9</meta:editing-cycles>
    <meta:generator>OpenOffice/4.1.5$Win32 OpenOffice.org_project/415m1$Build-9789</meta:generator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87cm" svg:height="8.341cm" xlink:href=".." xlink:type="simple" chart:class="chart:line" chart:style-name="ch1">
        <chart:title svg:x="6.251cm" svg:y="0.302cm" chart:style-name="ch2">
          <text:p>Corn Price</text:p>
        </chart:title>
        <chart:legend chart:legend-position="end" svg:x="11.467cm" svg:y="3.334cm" style:legend-expansion="high" chart:style-name="ch3"/>
        <chart:plot-area chart:style-name="ch4" table:cell-range-address="'10y-128ts-128ep-128n'.B1:'10y-128ts-128ep-128n'.D30" chart:data-source-has-labels="row" svg:x="1.549cm" svg:y="1.579cm" svg:width="9.928cm" svg:height="5.588cm">
          <chartooo:coordinate-region svg:x="2.276cm" svg:y="1.792cm" svg:width="9.014cm" svg:height="4.279cm"/>
          <chart:axis chart:dimension="x" chart:name="primary-x" chart:style-name="ch5">
            <chart:title svg:x="5.663cm" svg:y="7.135cm" chart:style-name="ch6">
              <text:p>Day (2018)</text:p>
            </chart:title>
          </chart:axis>
          <chart:axis chart:dimension="y" chart:name="primary-y" chart:style-name="ch7">
            <chart:title svg:x="0.652cm" svg:y="4.081cm" chart:style-name="ch6">
              <text:p>USD</text:p>
            </chart:title>
            <chart:grid chart:style-name="ch8" chart:class="major"/>
          </chart:axis>
          <chart:series chart:style-name="ch9" chart:values-cell-range-address="'10y-128ts-128ep-128n'.B2:'10y-128ts-128ep-128n'.B30" chart:label-cell-address="'10y-128ts-128ep-128n'.B1:'10y-128ts-128ep-128n'.B1" chart:class="chart:line">
            <chart:data-point chart:repeated="29"/>
          </chart:series>
          <chart:series chart:style-name="ch10" chart:values-cell-range-address="'10y-128ts-128ep-128n'.C2:'10y-128ts-128ep-128n'.C30" chart:label-cell-address="'10y-128ts-128ep-128n'.C1:'10y-128ts-128ep-128n'.C1" chart:class="chart:line">
            <chart:data-point chart:repeated="29"/>
          </chart:series>
          <chart:series chart:style-name="ch11" chart:values-cell-range-address="'10y-128ts-128ep-128n'.D2:'10y-128ts-128ep-128n'.D30" chart:label-cell-address="'10y-128ts-128ep-128n'.D1:'10y-128ts-128ep-128n'.D1" chart:class="chart:line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'10y-128ts-128ep-128n'.B1:'10y-128ts-128ep-128n'.B1</svg:desc>
                </draw:g>
              </table:table-cell>
              <table:table-cell office:value-type="string">
                <text:p>Test</text:p>
                <draw:g>
                  <svg:desc>'10y-128ts-128ep-128n'.C1:'10y-128ts-128ep-128n'.C1</svg:desc>
                </draw:g>
              </table:table-cell>
              <table:table-cell office:value-type="string">
                <text:p>Pred acc</text:p>
                <draw:g>
                  <svg:desc>'10y-128ts-128ep-128n'.D1:'10y-128ts-128ep-128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325">
                <text:p>3.5325</text:p>
                <draw:g>
                  <svg:desc>'10y-128ts-128ep-128n'.B2:'10y-128ts-128ep-128n'.B30</svg:desc>
                </draw:g>
              </table:table-cell>
              <table:table-cell office:value-type="float" office:value="3.59322">
                <text:p>3.59322</text:p>
                <draw:g>
                  <svg:desc>'10y-128ts-128ep-128n'.C2:'10y-128ts-128ep-128n'.C30</svg:desc>
                </draw:g>
              </table:table-cell>
              <table:table-cell office:value-type="float" office:value="3.59322">
                <text:p>3.59322</text:p>
                <draw:g>
                  <svg:desc>'10y-128ts-128ep-128n'.D2:'10y-128ts-128ep-128n'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3">
                <text:p>3.53</text:p>
              </table:table-cell>
              <table:table-cell office:value-type="float" office:value="3.61274">
                <text:p>3.61274</text:p>
              </table:table-cell>
              <table:table-cell office:value-type="float" office:value="3.66102">
                <text:p>3.66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1">
                <text:p>3.51</text:p>
              </table:table-cell>
              <table:table-cell office:value-type="float" office:value="3.60978">
                <text:p>3.60978</text:p>
              </table:table-cell>
              <table:table-cell office:value-type="float" office:value="3.71079">
                <text:p>3.71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125">
                <text:p>3.5125</text:p>
              </table:table-cell>
              <table:table-cell office:value-type="float" office:value="3.59569">
                <text:p>3.59569</text:p>
              </table:table-cell>
              <table:table-cell office:value-type="float" office:value="3.74894">
                <text:p>3.74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725">
                <text:p>3.4725</text:p>
              </table:table-cell>
              <table:table-cell office:value-type="float" office:value="3.59879">
                <text:p>3.59879</text:p>
              </table:table-cell>
              <table:table-cell office:value-type="float" office:value="3.78024">
                <text:p>3.78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9">
                <text:p>3.49</text:p>
              </table:table-cell>
              <table:table-cell office:value-type="float" office:value="3.56896">
                <text:p>3.56896</text:p>
              </table:table-cell>
              <table:table-cell office:value-type="float" office:value="3.8089">
                <text:p>3.8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  <table:table-cell office:value-type="float" office:value="3.58365">
                <text:p>3.58365</text:p>
              </table:table-cell>
              <table:table-cell office:value-type="float" office:value="3.83574">
                <text:p>3.83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875">
                <text:p>3.4875</text:p>
              </table:table-cell>
              <table:table-cell office:value-type="float" office:value="3.58094">
                <text:p>3.58094</text:p>
              </table:table-cell>
              <table:table-cell office:value-type="float" office:value="3.86091">
                <text:p>3.86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25">
                <text:p>3.4625</text:p>
              </table:table-cell>
              <table:table-cell office:value-type="float" office:value="3.57905">
                <text:p>3.57905</text:p>
              </table:table-cell>
              <table:table-cell office:value-type="float" office:value="3.88467">
                <text:p>3.88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825">
                <text:p>3.4825</text:p>
              </table:table-cell>
              <table:table-cell office:value-type="float" office:value="3.5597">
                <text:p>3.5597</text:p>
              </table:table-cell>
              <table:table-cell office:value-type="float" office:value="3.90744">
                <text:p>3.90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3">
                <text:p>3.53</text:p>
              </table:table-cell>
              <table:table-cell office:value-type="float" office:value="3.57564">
                <text:p>3.57564</text:p>
              </table:table-cell>
              <table:table-cell office:value-type="float" office:value="3.92956">
                <text:p>3.92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15">
                <text:p>3.515</text:p>
              </table:table-cell>
              <table:table-cell office:value-type="float" office:value="3.61003">
                <text:p>3.61003</text:p>
              </table:table-cell>
              <table:table-cell office:value-type="float" office:value="3.95121">
                <text:p>3.95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25">
                <text:p>3.525</text:p>
              </table:table-cell>
              <table:table-cell office:value-type="float" office:value="3.59648">
                <text:p>3.59648</text:p>
              </table:table-cell>
              <table:table-cell office:value-type="float" office:value="3.97241">
                <text:p>3.97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2">
                <text:p>3.52</text:p>
              </table:table-cell>
              <table:table-cell office:value-type="float" office:value="3.60589">
                <text:p>3.60589</text:p>
              </table:table-cell>
              <table:table-cell office:value-type="float" office:value="3.99305">
                <text:p>3.99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125">
                <text:p>3.5125</text:p>
              </table:table-cell>
              <table:table-cell office:value-type="float" office:value="3.60195">
                <text:p>3.60195</text:p>
              </table:table-cell>
              <table:table-cell office:value-type="float" office:value="4.01303">
                <text:p>4.01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65">
                <text:p>3.565</text:p>
              </table:table-cell>
              <table:table-cell office:value-type="float" office:value="3.59764">
                <text:p>3.59764</text:p>
              </table:table-cell>
              <table:table-cell office:value-type="float" office:value="4.03221">
                <text:p>4.03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525">
                <text:p>3.5525</text:p>
              </table:table-cell>
              <table:table-cell office:value-type="float" office:value="3.63834">
                <text:p>3.63834</text:p>
              </table:table-cell>
              <table:table-cell office:value-type="float" office:value="4.05051">
                <text:p>4.05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65">
                <text:p>3.565</text:p>
              </table:table-cell>
              <table:table-cell office:value-type="float" office:value="3.62649">
                <text:p>3.62649</text:p>
              </table:table-cell>
              <table:table-cell office:value-type="float" office:value="4.06783">
                <text:p>4.06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875">
                <text:p>3.5875</text:p>
              </table:table-cell>
              <table:table-cell office:value-type="float" office:value="3.63851">
                <text:p>3.63851</text:p>
              </table:table-cell>
              <table:table-cell office:value-type="float" office:value="4.08415">
                <text:p>4.08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15">
                <text:p>3.615</text:p>
              </table:table-cell>
              <table:table-cell office:value-type="float" office:value="3.65597">
                <text:p>3.65597</text:p>
              </table:table-cell>
              <table:table-cell office:value-type="float" office:value="4.09944">
                <text:p>4.09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15">
                <text:p>3.615</text:p>
              </table:table-cell>
              <table:table-cell office:value-type="float" office:value="3.67853">
                <text:p>3.67853</text:p>
              </table:table-cell>
              <table:table-cell office:value-type="float" office:value="4.1137">
                <text:p>4.1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175">
                <text:p>3.6175</text:p>
              </table:table-cell>
              <table:table-cell office:value-type="float" office:value="3.67887">
                <text:p>3.67887</text:p>
              </table:table-cell>
              <table:table-cell office:value-type="float" office:value="4.12694">
                <text:p>4.12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15">
                <text:p>3.615</text:p>
              </table:table-cell>
              <table:table-cell office:value-type="float" office:value="3.68315">
                <text:p>3.68315</text:p>
              </table:table-cell>
              <table:table-cell office:value-type="float" office:value="4.13919">
                <text:p>4.13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875">
                <text:p>3.5875</text:p>
              </table:table-cell>
              <table:table-cell office:value-type="float" office:value="3.68302">
                <text:p>3.68302</text:p>
              </table:table-cell>
              <table:table-cell office:value-type="float" office:value="4.15049">
                <text:p>4.150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35">
                <text:p>3.635</text:p>
              </table:table-cell>
              <table:table-cell office:value-type="float" office:value="3.66402">
                <text:p>3.66402</text:p>
              </table:table-cell>
              <table:table-cell office:value-type="float" office:value="4.16086">
                <text:p>4.16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525">
                <text:p>3.6525</text:p>
              </table:table-cell>
              <table:table-cell office:value-type="float" office:value="3.70321">
                <text:p>3.70321</text:p>
              </table:table-cell>
              <table:table-cell office:value-type="float" office:value="4.17034">
                <text:p>4.17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575">
                <text:p>3.6575</text:p>
              </table:table-cell>
              <table:table-cell office:value-type="float" office:value="3.71493">
                <text:p>3.71493</text:p>
              </table:table-cell>
              <table:table-cell office:value-type="float" office:value="4.17897">
                <text:p>4.17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2">
                <text:p>3.62</text:p>
              </table:table-cell>
              <table:table-cell office:value-type="float" office:value="3.71975">
                <text:p>3.71975</text:p>
              </table:table-cell>
              <table:table-cell office:value-type="float" office:value="4.1868">
                <text:p>4.18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7">
                <text:p>3.67</text:p>
              </table:table-cell>
              <table:table-cell office:value-type="float" office:value="3.69221">
                <text:p>3.69221</text:p>
              </table:table-cell>
              <table:table-cell office:value-type="float" office:value="4.19385">
                <text:p>4.19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